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text-properties officeooo:rsid="00184604" officeooo:paragraph-rsid="00184604"/>
    </style:style>
    <style:style style:name="P2" style:family="paragraph" style:parent-style-name="Text_20_body">
      <style:text-properties officeooo:paragraph-rsid="000fcd05"/>
    </style:style>
    <style:style style:name="P3" style:family="paragraph" style:parent-style-name="Text_20_body">
      <style:text-properties officeooo:rsid="000fe54c"/>
    </style:style>
    <style:style style:name="P4" style:family="paragraph" style:parent-style-name="Text_20_body">
      <style:paragraph-properties fo:text-align="justify" style:justify-single-word="false"/>
      <style:text-properties fo:language="en" fo:country="US"/>
    </style:style>
    <style:style style:name="P5" style:family="paragraph" style:parent-style-name="Text_20_body">
      <style:paragraph-properties fo:text-align="justify" style:justify-single-word="false"/>
      <style:text-properties fo:language="en" fo:country="US" officeooo:paragraph-rsid="001d7a0d"/>
    </style:style>
    <style:style style:name="P6" style:family="paragraph" style:parent-style-name="Text_20_body">
      <style:paragraph-properties fo:text-align="justify" style:justify-single-word="false"/>
      <style:text-properties fo:language="en" fo:country="US" officeooo:paragraph-rsid="0019d14b"/>
    </style:style>
    <style:style style:name="P7" style:family="paragraph" style:parent-style-name="Text_20_body">
      <style:paragraph-properties fo:text-align="justify" style:justify-single-word="false"/>
      <style:text-properties fo:language="en" fo:country="US" officeooo:rsid="000fe54c" officeooo:paragraph-rsid="000fe54c"/>
    </style:style>
    <style:style style:name="P8" style:family="paragraph" style:parent-style-name="Text_20_body">
      <style:paragraph-properties fo:text-align="justify" style:justify-single-word="false"/>
      <style:text-properties fo:language="en" fo:country="US" officeooo:rsid="002f0a61" officeooo:paragraph-rsid="002f0a61"/>
    </style:style>
    <style:style style:name="P9" style:family="paragraph" style:parent-style-name="Text_20_body">
      <style:paragraph-properties fo:text-align="justify" style:justify-single-word="false"/>
      <style:text-properties officeooo:paragraph-rsid="001f8f19"/>
    </style:style>
    <style:style style:name="P10" style:family="paragraph" style:parent-style-name="Text_20_body">
      <style:paragraph-properties fo:text-align="justify" style:justify-single-word="false"/>
      <style:text-properties officeooo:paragraph-rsid="002798ac"/>
    </style:style>
    <style:style style:name="P11" style:family="paragraph" style:parent-style-name="Text_20_body">
      <style:paragraph-properties fo:text-align="justify" style:justify-single-word="false"/>
      <style:text-properties officeooo:paragraph-rsid="002db7bc"/>
    </style:style>
    <style:style style:name="P12" style:family="paragraph" style:parent-style-name="Text_20_body">
      <style:text-properties officeooo:paragraph-rsid="0014dc0f"/>
    </style:style>
    <style:style style:name="P13" style:family="paragraph" style:parent-style-name="Text_20_body">
      <style:paragraph-properties fo:break-before="page"/>
      <style:text-properties officeooo:paragraph-rsid="0014dc0f"/>
    </style:style>
    <style:style style:name="P14" style:family="paragraph" style:parent-style-name="Text_20_body">
      <style:text-properties fo:font-style="normal" officeooo:rsid="002798ac" officeooo:paragraph-rsid="002798ac" style:font-style-asian="normal" style:font-style-complex="normal"/>
    </style:style>
    <style:style style:name="P15" style:family="paragraph" style:parent-style-name="Text_20_body">
      <style:text-properties officeooo:rsid="002f0a61" officeooo:paragraph-rsid="002f0a61"/>
    </style:style>
    <style:style style:name="P16" style:family="paragraph" style:parent-style-name="Text_20_body">
      <style:text-properties fo:font-style="italic" officeooo:rsid="0031f3c4" officeooo:paragraph-rsid="0031f3c4" style:font-style-asian="italic" style:font-style-complex="italic"/>
    </style:style>
    <style:style style:name="P17" style:family="paragraph" style:parent-style-name="Heading_20_1">
      <style:text-properties officeooo:rsid="000fcd05" officeooo:paragraph-rsid="000fcd05"/>
    </style:style>
    <style:style style:name="P18" style:family="paragraph" style:parent-style-name="Heading_20_2">
      <style:text-properties officeooo:rsid="00128b73" officeooo:paragraph-rsid="00128b73"/>
    </style:style>
    <style:style style:name="P19" style:family="paragraph" style:parent-style-name="Heading_20_2">
      <style:text-properties officeooo:rsid="0012c617" officeooo:paragraph-rsid="0012c617"/>
    </style:style>
    <style:style style:name="P20" style:family="paragraph" style:parent-style-name="Heading_20_2">
      <style:text-properties officeooo:rsid="0014dc0f" officeooo:paragraph-rsid="0014dc0f"/>
    </style:style>
    <style:style style:name="P21" style:family="paragraph" style:parent-style-name="Heading_20_2">
      <style:text-properties officeooo:rsid="0019d14b" officeooo:paragraph-rsid="0019d14b"/>
    </style:style>
    <style:style style:name="P22" style:family="paragraph" style:parent-style-name="Heading_20_2">
      <style:text-properties officeooo:rsid="001b91ec" officeooo:paragraph-rsid="001b91ec"/>
    </style:style>
    <style:style style:name="P23" style:family="paragraph" style:parent-style-name="Heading_20_2">
      <style:text-properties officeooo:rsid="001d7a0d" officeooo:paragraph-rsid="001d7a0d"/>
    </style:style>
    <style:style style:name="P24" style:family="paragraph" style:parent-style-name="Text_20_body">
      <style:paragraph-properties fo:text-align="justify" style:justify-single-word="false"/>
      <style:text-properties fo:language="en" fo:country="US" fo:font-style="italic" officeooo:rsid="0031f3c4" officeooo:paragraph-rsid="0039366e" style:font-style-asian="italic" style:font-style-complex="italic"/>
    </style:style>
    <style:style style:name="P25" style:family="paragraph" style:parent-style-name="Text_20_body">
      <style:paragraph-properties fo:text-align="justify" style:justify-single-word="false"/>
      <style:text-properties officeooo:paragraph-rsid="00359f0b"/>
    </style:style>
    <style:style style:name="T1" style:family="text">
      <style:text-properties fo:language="en" fo:country="US"/>
    </style:style>
    <style:style style:name="T2" style:family="text">
      <style:text-properties fo:language="en" fo:country="US" officeooo:rsid="002052a9"/>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officeooo:rsid="002798ac" style:font-style-asian="italic" style:font-style-complex="italic"/>
    </style:style>
    <style:style style:name="T5" style:family="text">
      <style:text-properties fo:language="en" fo:country="US" fo:font-style="italic" officeooo:rsid="002f0a61" style:font-style-asian="italic" style:font-style-complex="italic"/>
    </style:style>
    <style:style style:name="T6" style:family="text">
      <style:text-properties officeooo:rsid="001f8f19"/>
    </style:style>
    <style:style style:name="T7" style:family="text">
      <style:text-properties officeooo:rsid="0021ff58"/>
    </style:style>
    <style:style style:name="T8" style:family="text">
      <style:text-properties officeooo:rsid="00232e0e"/>
    </style:style>
    <style:style style:name="T9" style:family="text">
      <style:text-properties officeooo:rsid="0024bb42"/>
    </style:style>
    <style:style style:name="T10" style:family="text">
      <style:text-properties fo:font-style="normal" style:font-style-asian="normal" style:font-style-complex="normal"/>
    </style:style>
    <style:style style:name="T11" style:family="text">
      <style:text-properties officeooo:rsid="002db7bc"/>
    </style:style>
    <style:style style:name="T12" style:family="text">
      <style:text-properties officeooo:rsid="002f0a61"/>
    </style:style>
    <style:style style:name="T13" style:family="text">
      <style:text-properties officeooo:rsid="00359f0b"/>
    </style:style>
    <style:style style:name="T14" style:family="text">
      <style:text-properties fo:font-style="italic" style:font-style-asian="italic" style:font-style-complex="italic"/>
    </style:style>
    <style:style style:name="T15" style:family="text">
      <style:text-properties fo:font-style="italic" officeooo:rsid="002f0a61"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Response to comments for <text:s/>knowledge-1763454 </text:p>
      <text:h text:style-name="P17" text:outline-level="1">Reviewer 1 <text:s/></text:h>
      <text:h text:style-name="Heading_20_2" text:outline-level="2">1. COMMENT</text:h>
      <text:p text:style-name="P7">The article has been dramatically improved in this revised version, and it is now clearer to see what the authors have achieved in their study. That said, there is still more I'd like to see. The main advantage of the proposed method over the compared methods of standard GA, Adam and Rprop is algorithm performance of the trains solution. However the training cost of the proposed method is more than double that of the GA, and nine times that of Adam and something like 36 times that of RProp. This is not comparing apples with apples. The discussion of parallelisability is irrelevant - all NN training algorithms are parallelisable, not least because each training set data point can be evaluated independently of each other.</text:p>
      <text:p text:style-name="P8"/>
      <text:h text:style-name="P18" text:outline-level="2">RESPONSE </text:h>
      <text:p text:style-name="P15">As we state in the revised version of the paper:</text:p>
      <text:p text:style-name="P25"><text:span text:style-name="T5">“</text:span><text:span text:style-name="T3">Obviously all methods of training artificial neural networks could be parallelized in one way or another. The parallelization of the proposed method is done since it is by nature an extremely slow method, since it requires the use of two genetic algorithms in series. By using parallel techniques this problem is alleviated, however the computational cost remains high. But this is the only substantial price for using this technique. Also, a time comparison is made for the PageBlocks dataset between the proposed method and a parallel imlementation of the Adam algorithm named DADAM for number of threads ranging from 1 to 8. The time comparison is graphically illustrated in Figure </text:span><text:a xlink:type="simple" xlink:href="#fig_dadam" text:style-name="Internet_20_link" text:visited-style-name="Visited_20_Internet_20_Link">fig:dadam</text:a><text:span text:style-name="T3">.</text:span><text:span text:style-name="T5">”</text:span></text:p>
      <text:h text:style-name="P18" text:outline-level="2">2. COMMENT</text:h>
      <text:p text:style-name="P4">What would be interesting is to compare the proposed method with the other methods, keeping runtime the same. This can be achieved by adjusting the number of generations of the GAs, which is the normal stopping condition of those algorithms. I suspect that compared with regular GA, the performance advantage of the proposed method will be much reduced.</text:p>
      <text:h text:style-name="P19" text:outline-level="2">RESPONSE </text:h>
      <text:p text:style-name="P14">We have executed additional experiments with the maximum number of generations and we have added the tables 4 and 5. Also the added text in the manuscript (section 3.2) reads:</text:p>
      <text:p text:style-name="P10"><text:span text:style-name="T4">“</text:span><text:span text:style-name="T3">To make the dynamics of the proposed method clearer, another series of experiments was performed. In these, the maximum number of generations (parameter N t ) received three values: 20, 40 and 100 </text:span><text:soft-page-break/><text:span text:style-name="T3">and for each value all experiments for classification and regression datasets were performed. The results for the classification datasets are listed in Table </text:span><text:a xlink:type="simple" xlink:href="#tab_class_nt" text:style-name="Internet_20_link" text:visited-style-name="Visited_20_Internet_20_Link">tab:class_nt</text:a><text:span text:style-name="T3"> and the results for regression datasets are shown in Table </text:span><text:a xlink:type="simple" xlink:href="#tab_regression_nt" text:style-name="Internet_20_link" text:visited-style-name="Visited_20_Internet_20_Link">tab:regression_nt</text:a><text:span text:style-name="T3">. As expected, the proposed method improves its performance as the maximum number of generations increases, but even for a small number of generations it has a satisfactory performance.</text:span><text:span text:style-name="T4">”</text:span></text:p>
      <text:h text:style-name="P19" text:outline-level="2">3. COMMENT</text:h>
      <text:p text:style-name="P4">Then, there is no discussion as to why the proposed method might be advantageous. The main problem with hill climbing methods is getting stuck in local optima, and GAs have a slightly related problem of premature convergence. Many techniques have been developed to prevent premature convergence, including the NEAT technique I mentioned in my earlier review. Ideally, this paper should be comparing the proposed method against state of the art premature convergence avoidance techniques. Maybe the proposed method is better than these. But we don't know.</text:p>
      <text:h text:style-name="P20" text:outline-level="2">RESPONSE</text:h>
      <text:p text:style-name="P11"><text:span text:style-name="T11">The method NEAT as implemented in </text:span><text:a xlink:type="simple" xlink:href="https://github.com/BiagioFesta/EvolutionNet" text:style-name="Internet_20_link" text:visited-style-name="Visited_20_Internet_20_Link">https://github.com/BiagioFesta/EvolutionNet</text:a> <text:span text:style-name="T11">has been added for comparisons in the revised version of the manuscript.</text:span></text:p>
      <text:p text:style-name="P12"/>
      <text:p text:style-name="P13"/>
      <text:p text:style-name="P3"/>
      <text:h text:style-name="P17" text:outline-level="1">Reviewer 2</text:h>
      <text:h text:style-name="P21" text:outline-level="2">1. COMMENT</text:h>
      <text:p text:style-name="P4">In the results part, the last rows in table 2 and 3 are nonsense because given the different scales of different datasets, averaging their errors are useless.</text:p>
      <text:h text:style-name="P21" text:outline-level="2">RESPONSE </text:h>
      <text:p text:style-name="P6"><text:span text:style-name="T8">In the </text:span><text:s/><text:span text:style-name="T8">manuscript we have </text:span><text:s/>use<text:span text:style-name="T8">d</text:span> the average performance of each algorithm in order to present <text:s/>more clearly <text:span text:style-name="T9">the efficiency of each method. </text:span>In addition, the reader can better understand the dynamics of each method and make the necessary comparisons between them.</text:p>
      <text:h text:style-name="P21" text:outline-level="2">2. COMMENT</text:h>
      <text:p text:style-name="P4">Though ADAM, which is a proper baseline method, is included for comparison, the performance reported for ADAM appears to be unreasonably low, like for the TREASURY dataset. Therefore, the comparisons are not sound and trustable. Maybe ADAM is not correctly implemented? </text:p>
      <text:h text:style-name="P22" text:outline-level="2">RESPONSE </text:h>
      <text:p text:style-name="P9"><text:span text:style-name="T6">We have changed the ADAM optimizer to that provided from OptimLib </text:span><text:span text:style-name="T7">freely available from </text:span><text:span text:style-name="T6"><text:s/></text:span><text:a xlink:type="simple" xlink:href="https://github.com/kthohr/optim" text:style-name="Internet_20_link" text:visited-style-name="Visited_20_Internet_20_Link"><text:span text:style-name="T6">https://github.com/kthohr/optim</text:span></text:a><text:span text:style-name="T6"> . </text:span><text:span text:style-name="T1">The average performance of the </text:span><text:span text:style-name="T2">ADAM </text:span><text:span text:style-name="T1">method has not been significantly affected.</text:span></text:p>
      <text:h text:style-name="P22" text:outline-level="2">3. COMMENT</text:h>
      <text:p text:style-name="P5">Also, the authors claimed that parallel computing can improve the computing time of the proposed method. But other methods, like ADAM, are also well developed for parallel computing on GPUs. So the THREADS8 should be compared with 8-thread ADAM rather than the single-thread one.</text:p>
      <text:h text:style-name="P23" text:outline-level="2">RESPONSE</text:h>
      <text:p text:style-name="P16"><text:span text:style-name="T10">We have added a comment below the time comparisons in the revised version of the text.</text:span> </text:p>
      <text:p text:style-name="P24"><text:span text:style-name="T12">“</text:span>Obviously all methods of training artificial neural networks could be parallelized in one way or another. The parallelization of the proposed method is done since it is by nature an extremely slow method, since it requires the use of two genetic algorithms in series. By using parallel techniques this problem is alleviated, however the computational cost remains high. But this is the only substantial price for using this technique. Also, a time comparison is made for the PageBlocks dataset between the <text:soft-page-break/>proposed method and a parallel imlementation of the Adam algorithm named DADAM for number of threads ranging from 1 to 8. The time comparison is graphically illustrated in Figure <text:a xlink:type="simple" xlink:href="#fig_dadam" text:style-name="Internet_20_link" text:visited-style-name="Visited_20_Internet_20_Link">fig:dadam</text:a>.<text:span text:style-name="T12">”</text:span></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WenQuanYi Zen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84604" officeooo:paragraph-rsid="00184604"/>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text:page-number>/<text:page-count>4</text:page-count></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30T10:29:19.517879954</meta:creation-date>
    <dc:date>2022-07-01T12:55:16.569613507</dc:date>
    <meta:editing-duration>PT5H13M29S</meta:editing-duration>
    <meta:editing-cycles>40</meta:editing-cycles>
    <meta:generator>LibreOffice/7.3.4.2$Linux_X86_64 LibreOffice_project/30$Build-2</meta:generator>
    <meta:document-statistic meta:table-count="0" meta:image-count="0" meta:object-count="0" meta:page-count="4" meta:paragraph-count="31" meta:word-count="872" meta:character-count="5478" meta:non-whitespace-character-count="4623"/>
  </office:meta>
</office:document-meta>
</file>